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36pt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SDL2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2T09:54:02</meta:creation-date>
    <dc:date>2012-04-12T09:56:19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3.5$MacOSX_x86 LibreOffice_project/dc9775d-05ecbee-0851ad3-1586698-727bf66</meta:generator>
  </office:meta>
</office:document-meta>
</file>